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7058" officeooo:paragraph-rsid="001e7058"/>
    </style:style>
    <style:style style:name="P2" style:family="paragraph" style:parent-style-name="Standard">
      <style:paragraph-properties fo:text-align="center" style:justify-single-word="false"/>
      <style:text-properties officeooo:rsid="001e7058" officeooo:paragraph-rsid="001e7058"/>
    </style:style>
    <style:style style:name="P3" style:family="paragraph" style:parent-style-name="Standard">
      <style:text-properties officeooo:rsid="001eb5a6" officeooo:paragraph-rsid="001eb5a6"/>
    </style:style>
    <style:style style:name="P4" style:family="paragraph" style:parent-style-name="Standard">
      <style:text-properties officeooo:rsid="001eb5a6" officeooo:paragraph-rsid="001fdc75"/>
    </style:style>
    <style:style style:name="T1" style:family="text">
      <style:text-properties officeooo:rsid="001e7058"/>
    </style:style>
    <style:style style:name="T2" style:family="text">
      <style:text-properties officeooo:rsid="001eb5a6"/>
    </style:style>
    <style:style style:name="T3" style:family="text">
      <style:text-properties officeooo:rsid="001fdc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n-Deterministic Existential Path<text:span text:style-name="T1">s</text:span></text:p>
      <text:p text:style-name="P2">by Sven Nilsen, 2018</text:p>
      <text:p text:style-name="P1"/>
      <text:p text:style-name="P1">The deterministic existential path is defined by the following:</text:p>
      <text:p text:style-name="P1"/>
      <text:p text:style-name="P1"><text:tab/>∃f{∀f} &lt;=&gt; \(y) = ∃ x { (∀f)(x) ∧ (y == f(x)) }</text:p>
      <text:p text:style-name="P1"/>
      <text:p text:style-name="P1">However, this is not sufficient for non-deterministic function, because `f(x)` is not unique.</text:p>
      <text:p text:style-name="P1"/>
      <text:p text:style-name="P1">Instead, a <text:span text:style-name="T2">recursive definition is required, using a</text:span> more primitive <text:span text:style-name="T2">version of a non-deterministic path:</text:span></text:p>
      <text:p text:style-name="P1"/>
      <text:p text:style-name="P1"><text:tab/>∃f{∀f} &lt;=&gt; \(y) = ∃ x { (∀f)(x) ∧ (∃f{(= x)})(y) }</text:p>
      <text:p text:style-name="P1"/>
      <text:p text:style-name="P3">Substituting `<text:span text:style-name="T1">∀f</text:span>` with `(= z)` <text:span text:style-name="T3">to show that this works</text:span>:</text:p>
      <text:p text:style-name="P3"/>
      <text:p text:style-name="P3"><text:tab/><text:span text:style-name="T1">∃f</text:span>{(= z)<text:span text:style-name="T1">} &lt;=&gt; \(y) = ∃ x { (</text:span>= z<text:span text:style-name="T1">)(x) ∧ (∃f{(= x)})(y) }</text:span></text:p>
      <text:p text:style-name="P3"><text:tab/><text:span text:style-name="T1">∃f</text:span>{(= z)<text:span text:style-name="T1">} &lt;=&gt; \(y) = ∃ x { (</text:span>= z<text:span text:style-name="T1">)(</text:span>z) <text:span text:style-name="T1">∧</text:span> <text:span text:style-name="T1">(∃f{(= </text:span>z<text:span text:style-name="T1">)})(y) }</text:span></text:p>
      <text:p text:style-name="P3"><text:tab/><text:span text:style-name="T1">∃f</text:span>{(= z)<text:span text:style-name="T1">} &lt;=&gt; \(y) = ∃ x { </text:span>true <text:span text:style-name="T1">∧</text:span> <text:span text:style-name="T1">(∃f{(= </text:span>z<text:span text:style-name="T1">)})(y) }</text:span></text:p>
      <text:p text:style-name="P3"><text:tab/><text:span text:style-name="T1">∃f</text:span>{(= z)<text:span text:style-name="T1">} &lt;=&gt; \(y) = ∃ x { (∃f{(= </text:span>z<text:span text:style-name="T1">)})(y) }</text:span></text:p>
      <text:p text:style-name="P3"><text:tab/><text:span text:style-name="T1">∃f</text:span>{(= z)<text:span text:style-name="T1">} &lt;=&gt; \(y) = (∃f{(= </text:span>z<text:span text:style-name="T1">)})(y)</text:span></text:p>
      <text:p text:style-name="P3"><text:tab/><text:span text:style-name="T1">∃f</text:span>{(= z)<text:span text:style-name="T1">} &lt;=&gt; ∃f{(= </text:span>z<text:span text:style-name="T1">)}</text:span></text:p>
      <text:p text:style-name="P3"><text:tab/>true</text:p>
      <text:p text:style-name="P1"/>
      <text:p text:style-name="P4">This means that <text:span text:style-name="T3">`∃f{(= _)}` must be defined first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2:33:23.694955000</meta:creation-date>
    <dc:date>2018-10-30T22:59:24.868630000</dc:date>
    <meta:editing-duration>PT5M</meta:editing-duration>
    <meta:editing-cycles>1</meta:editing-cycles>
    <meta:document-statistic meta:table-count="0" meta:image-count="0" meta:object-count="0" meta:page-count="1" meta:paragraph-count="16" meta:word-count="153" meta:character-count="789" meta:non-whitespace-character-count="643"/>
    <meta:generator>LibreOffice/5.1.2.2$MacOSX_X86_64 LibreOffice_project/d3bf12ecb743fc0d20e0be0c58ca359301eb705f</meta:generator>
  </office:meta>
</office:document-meta>
</file>